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621cm" fo:margin-left="-0.016cm" table:align="left"/>
    </style:style>
    <style:style style:name="Tableau1.A" style:family="table-column">
      <style:table-column-properties style:column-width="5.9cm"/>
    </style:style>
    <style:style style:name="Tableau1.B" style:family="table-column">
      <style:table-column-properties style:column-width="5.847cm"/>
    </style:style>
    <style:style style:name="Tableau1.C" style:family="table-column">
      <style:table-column-properties style:column-width="5.87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Mono" fo:font-size="10pt" officeooo:rsid="001e55b3" officeooo:paragraph-rsid="001e55b3" style:font-name-asian="Nimbus Mono L" style:font-size-asian="10pt" style:font-name-complex="Liberation Mono" style:font-size-complex="10pt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55b3" officeooo:paragraph-rsid="001e55b3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70fd" officeooo:paragraph-rsid="001e55b3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70fd" officeooo:paragraph-rsid="001e70f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01d25" officeooo:paragraph-rsid="00201d25"/>
    </style:style>
    <style:style style:name="P6" style:family="paragraph" style:parent-style-name="Table_20_Contents">
      <style:paragraph-properties fo:text-align="start" style:justify-single-word="false"/>
      <style:text-properties style:font-name="Liberation Mono" fo:font-size="10pt" officeooo:rsid="00234d7e" officeooo:paragraph-rsid="00234d7e" style:font-name-asian="Nimbus Mono L" style:font-size-asian="10pt" style:font-name-complex="Liberation Mono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0pt" officeooo:rsid="001e55b3" officeooo:paragraph-rsid="00234d7e" style:font-name-asian="Nimbus Mono L" style:font-size-asian="10pt" style:font-name-complex="Liberation Mono" style:font-size-complex="10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01d25" officeooo:paragraph-rsid="0021bb9e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1bb9e" officeooo:paragraph-rsid="0021bb9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e70fd" officeooo:paragraph-rsid="0021bb9e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251d78" officeooo:paragraph-rsid="00251d78"/>
    </style:style>
    <style:style style:name="T1" style:family="text">
      <style:text-properties officeooo:rsid="0021bb9e"/>
    </style:style>
    <style:style style:name="T2" style:family="text">
      <style:text-properties officeooo:rsid="00234d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tube</text:p>
      <text:p text:style-name="P2"/>
      <text:p text:style-name="P2"/>
      <text:p text:style-name="P9">Srapping information on youtubes videos related to airlines. </text:p>
      <text:p text:style-name="P2"/>
      <text:p text:style-name="P2">variab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Variable <text:span text:style-name="T1">name</text:span></text:p>
          </table:table-cell>
          <table:table-cell table:style-name="Tableau1.A1" office:value-type="string">
            <text:p text:style-name="P1">Type</text:p>
          </table:table-cell>
          <table:table-cell table:style-name="Tableau1.C1" office:value-type="string">
            <text:p text:style-name="P1">Description</text:p>
          </table:table-cell>
        </table:table-row>
        <table:table-row>
          <table:table-cell table:style-name="Tableau1.A2" office:value-type="string">
            <text:p text:style-name="P1">Data_Source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Source <text:span text:style-name="T2">of </text:span>scrapping</text:p>
          </table:table-cell>
        </table:table-row>
        <table:table-row>
          <table:table-cell table:style-name="Tableau1.A2" office:value-type="string">
            <text:p text:style-name="P1">Date_Review</text:p>
          </table:table-cell>
          <table:table-cell table:style-name="Tableau1.A2" office:value-type="string">
            <text:p text:style-name="P1">date</text:p>
          </table:table-cell>
          <table:table-cell table:style-name="Tableau1.C2" office:value-type="string">
            <text:p text:style-name="P1">Date <text:span text:style-name="T2">of comment</text:span></text:p>
          </table:table-cell>
        </table:table-row>
        <table:table-row>
          <table:table-cell table:style-name="Tableau1.A2" office:value-type="string">
            <text:p text:style-name="P1">Review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<text:span text:style-name="T2">Comment in anglais</text:span></text:p>
          </table:table-cell>
        </table:table-row>
        <table:table-row>
          <table:table-cell table:style-name="Tableau1.A2" office:value-type="string">
            <text:p text:style-name="P1">Title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<text:span text:style-name="T2"><text:s/></text:span>Vidéo <text:span text:style-name="T2">title</text:span></text:p>
          </table:table-cell>
        </table:table-row>
        <table:table-row>
          <table:table-cell table:style-name="Tableau1.A2" office:value-type="string">
            <text:p text:style-name="P1">Author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6">Video channel </text:p>
          </table:table-cell>
        </table:table-row>
        <table:table-row>
          <table:table-cell table:style-name="Tableau1.A2" office:value-type="string">
            <text:p text:style-name="P1">Description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video <text:span text:style-name="T2">d</text:span>escription</text:p>
          </table:table-cell>
        </table:table-row>
        <table:table-row>
          <table:table-cell table:style-name="Tableau1.A2" office:value-type="string">
            <text:p text:style-name="P1">Date_publication</text:p>
          </table:table-cell>
          <table:table-cell table:style-name="Tableau1.A2" office:value-type="string">
            <text:p text:style-name="P1">date</text:p>
          </table:table-cell>
          <table:table-cell table:style-name="Tableau1.C2" office:value-type="string">
            <text:p text:style-name="P6">Date of publication</text:p>
          </table:table-cell>
        </table:table-row>
        <table:table-row>
          <table:table-cell table:style-name="Tableau1.A2" office:value-type="string">
            <text:p text:style-name="P1">View_Count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1"><text:span text:style-name="T2">Number</text:span> <text:span text:style-name="T2">of</text:span> v<text:span text:style-name="T2">iew</text:span></text:p>
          </table:table-cell>
        </table:table-row>
        <table:table-row>
          <table:table-cell table:style-name="Tableau1.A2" office:value-type="string">
            <text:p text:style-name="P1">Likes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7"><text:span text:style-name="T2">Number</text:span> <text:span text:style-name="T2">of</text:span> likes</text:p>
          </table:table-cell>
        </table:table-row>
        <table:table-row>
          <table:table-cell table:style-name="Tableau1.A2" office:value-type="string">
            <text:p text:style-name="P1">Dislikes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7"><text:span text:style-name="T2">Number</text:span> <text:span text:style-name="T2">of</text:span> dislikes</text:p>
          </table:table-cell>
        </table:table-row>
        <table:table-row>
          <table:table-cell table:style-name="Tableau1.A2" office:value-type="string">
            <text:p text:style-name="P1">Nb_subscribers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7"><text:span text:style-name="T2">Number</text:span> <text:span text:style-name="T2">of subscriber</text:span></text:p>
          </table:table-cell>
        </table:table-row>
        <table:table-row>
          <table:table-cell table:style-name="Tableau1.A2" office:value-type="string">
            <text:p text:style-name="P1">Nb_comments</text:p>
          </table:table-cell>
          <table:table-cell table:style-name="Tableau1.A2" office:value-type="string">
            <text:p text:style-name="P1">int</text:p>
          </table:table-cell>
          <table:table-cell table:style-name="Tableau1.C2" office:value-type="string">
            <text:p text:style-name="P6">Number of comment</text:p>
          </table:table-cell>
        </table:table-row>
        <table:table-row>
          <table:table-cell table:style-name="Tableau1.A2" office:value-type="string">
            <text:p text:style-name="P1">hashtags</text:p>
          </table:table-cell>
          <table:table-cell table:style-name="Tableau1.A2" office:value-type="string">
            <text:p text:style-name="P1">string</text:p>
          </table:table-cell>
          <table:table-cell table:style-name="Tableau1.C2" office:value-type="string">
            <text:p text:style-name="P1">Hashtags <text:span text:style-name="T2">of</text:span> video</text:p>
          </table:table-cell>
        </table:table-row>
      </table:table>
      <text:p text:style-name="P2"/>
      <text:p text:style-name="P2"/>
      <text:p text:style-name="P3"/>
      <text:p text:style-name="P9">steps to scrap: </text:p>
      <text:p text:style-name="P4"/>
      <text:p text:style-name="P10">- <text:span text:style-name="T1">definition of the search equations</text:span></text:p>
      <text:p text:style-name="P10">- <text:span text:style-name="T1">For each of these equations, select videos with a publication date of "this week". </text:span></text:p>
      <text:p text:style-name="P10">- <text:span text:style-name="T1">For each comment of each video, we will retrieve and save the different variables in a dictionary.</text:span></text:p>
      <text:p text:style-name="P10">- <text:span text:style-name="T1">The different dictionaries will be exported in a json file. </text:span></text:p>
      <text:p text:style-name="P4"/>
      <text:p text:style-name="P9">In order to retrieve the comments, you have to go through phantonJs, so that you can "scroll" the web page. Indeed phantomJS will simulate the opening of a web page and the actions of a human being which consists in displaying the bottom of the page and update the youtube comments. </text:p>
      <text:p text:style-name="P4"/>
      <text:p text:style-name="P4"/>
      <text:p text:style-name="P4"/>
      <text:p text:style-name="P8"><text:span text:style-name="T1">In order to retrieve the data we go through the htlm code of the page.</text:span> </text:p>
      <text:p text:style-name="P5"/>
      <text:p text:style-name="P5"/>
      <text:p text:style-name="P5"/>
      <text:p text:style-name="P8"><text:span text:style-name="T1">Some statistics:</text:span> </text:p>
      <text:p text:style-name="P5"/>
      <text:p text:style-name="P9">Being on youtube, all variables are normally filled except hashtags</text:p>
      <text:p text:style-name="P9"/>
      <text:p text:style-name="P9">we have 3,431 search equations, which gives us about 10,000 comments. </text:p>
      <text:p text:style-name="P9"/>
      <text:p text:style-name="P11">There is 3888 videos during the last week ? </text:p>
      <text:p text:style-name="P9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0:28:01.488960783</meta:creation-date>
    <dc:date>2020-01-16T14:44:09.219787589</dc:date>
    <meta:editing-duration>PT18M21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57" meta:word-count="227" meta:character-count="1352" meta:non-whitespace-character-count="1169"/>
  </office:meta>
</office:document-meta>
</file>